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svg:stroke-width="0.1cm" svg:stroke-color="#000000" draw:marker-start-width="0.35cm" draw:marker-end-width="0.35cm" draw:fill="solid" draw:fill-color="#e6e6e6" draw:textarea-horizontal-align="justify" draw:textarea-vertical-align="middle" draw:auto-grow-height="false" fo:min-height="0.85cm" fo:min-width="3.4cm" fo:padding-top="0.175cm" fo:padding-bottom="0.175cm" fo:padding-left="0.3cm" fo:padding-right="0.3cm"/>
    </style:style>
    <style:style style:name="gr2" style:family="graphic" style:parent-style-name="standard" style:list-style-name="L2">
      <style:graphic-properties svg:stroke-width="0.1cm" svg:stroke-color="#000000" draw:marker-start-width="0.35cm" draw:marker-end-width="0.35cm" draw:fill="solid" draw:fill-color="#ff8080" draw:textarea-horizontal-align="justify" draw:textarea-vertical-align="middle" draw:auto-grow-height="false" fo:min-height="0.85cm" fo:min-width="19.2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="Arrow" draw:marker-start-width="0.55cm" draw:marker-end="Arrow" draw:marker-end-width="0.55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2">
      <style:graphic-properties draw:stroke="none" svg:stroke-width="0.1cm" svg:stroke-color="#000000" draw:marker-start-width="0.35cm" draw:marker-end-width="0.35cm" draw:fill="none" draw:fill-color="#e6e6e6" draw:textarea-horizontal-align="justify" draw:textarea-vertical-align="middle" draw:auto-grow-height="false" fo:min-height="0.85cm" fo:min-width="23.4cm" fo:padding-top="0.175cm" fo:padding-bottom="0.175cm" fo:padding-left="0.3cm" fo:padding-right="0.3cm"/>
    </style:style>
    <style:style style:name="gr5" style:family="graphic" style:parent-style-name="standard" style:list-style-name="L2">
      <style:graphic-properties draw:stroke="none" svg:stroke-width="0.1cm" svg:stroke-color="#000000" draw:marker-start-width="0.35cm" draw:marker-end-width="0.35cm" draw:fill="none" draw:fill-color="#e6e6e6" draw:textarea-horizontal-align="justify" draw:textarea-vertical-align="middle" draw:auto-grow-height="false" fo:min-height="0.85cm" fo:min-width="19.2cm" fo:padding-top="0.175cm" fo:padding-bottom="0.175cm" fo:padding-left="0.3cm" fo:padding-right="0.3cm"/>
    </style:style>
    <style:style style:name="gr6" style:family="graphic" style:parent-style-name="standard" style:list-style-name="L2">
      <style:graphic-properties draw:stroke="none" svg:stroke-width="0.1cm" svg:stroke-color="#000000" draw:marker-start-width="0.35cm" draw:marker-end-width="0.35cm" draw:fill="none" draw:fill-color="#e6e6e6" draw:textarea-horizontal-align="justify" draw:textarea-vertical-align="middle" draw:auto-grow-height="false" fo:min-height="3.25cm" fo:min-width="19.2cm" fo:padding-top="0.175cm" fo:padding-bottom="0.175cm" fo:padding-left="0.3cm" fo:padding-right="0.3cm"/>
    </style:style>
    <style:style style:name="gr7" style:family="graphic" style:parent-style-name="standard" style:list-style-name="L2">
      <style:graphic-properties draw:stroke="none" svg:stroke-width="0.1cm" svg:stroke-color="#000000" draw:marker-start-width="0.35cm" draw:marker-end-width="0.35cm" draw:fill="none" draw:fill-color="#e6e6e6" draw:textarea-horizontal-align="justify" draw:textarea-vertical-align="middle" draw:auto-grow-height="false" fo:min-height="0.85cm" fo:min-width="3.4cm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  <style:text-properties fo:color="#dc2300" style:font-name="Courier 10 Pitch" fo:font-size="22pt" fo:font-style="italic" style:letter-kerning="true" style:font-name-asian="WenQuanYi Zen Hei" style:font-size-asian="22pt" style:font-style-asian="italic" style:font-name-complex="FreeSans" style:font-size-complex="22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color="#dc2300" style:font-name="Courier 10 Pitch" fo:font-size="22pt" fo:font-style="italic" style:letter-kerning="true" style:font-name-asian="WenQuanYi Zen Hei" style:font-size-asian="22pt" style:font-style-asian="italic" style:font-name-complex="FreeSans" style:font-size-complex="22pt" style:font-style-complex="italic"/>
    </style:style>
    <style:style style:name="T1" style:family="text">
      <style:text-properties style:font-name="Courier 10 Pitch" fo:font-size="22pt" style:font-size-asian="22pt" style:font-size-complex="22pt"/>
    </style:style>
    <style:style style:name="T2" style:family="text">
      <style:text-properties style:font-name="DejaVu San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1.2cm" svg:x="3cm" svg:y="12.2cm">
          <text:p text:style-name="P1"><text:span text:style-name="T1">"hello"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8cm" svg:height="1.2cm" svg:x="7.2cm" svg:y="12.2cm">
          <text:p text:style-name="P3"><text:span text:style-name="T1">payloa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7cm" svg:y1="15.7cm" svg:x2="3cm" svg:y2="15.7cm">
          <text:p/>
        </draw:line>
        <draw:custom-shape draw:style-name="gr4" draw:text-style-name="P4" draw:layer="layout" svg:width="24cm" svg:height="1.2cm" svg:x="3cm" svg:y="13.9cm">
          <text:p text:style-name="P3"><text:span text:style-name="T2">252 bytes packet size</text:span></text:p>
          <text:p text:style-name="P3"><text:span text:style-name="T1">self.get_packet_size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7cm" svg:y1="11.5cm" svg:x2="7.2cm" svg:y2="11.5cm">
          <text:p/>
        </draw:line>
        <draw:custom-shape draw:style-name="gr5" draw:text-style-name="P4" draw:layer="layout" svg:width="19.8cm" svg:height="1.2cm" svg:x="7.2cm" svg:y="9.6cm">
          <text:p text:style-name="P3"><text:span text:style-name="T2">247 bytes payload</text:span></text:p>
          <text:p text:style-name="P3"><text:span text:style-name="T1">Pr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9.8cm" svg:height="3.6cm" svg:x="5.2cm" svg:y="5cm">
          <text:p text:style-name="P3"><text:span text:style-name="T1">self.send(</text:span><text:span text:style-name="T1">"hello"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cm" svg:y1="11.5cm" svg:x2="3cm" svg:y2="11.5cm">
          <text:p/>
        </draw:line>
        <draw:custom-shape draw:style-name="gr7" draw:text-style-name="P4" draw:layer="layout" svg:width="4cm" svg:height="1.2cm" svg:x="3cm" svg:y="9.6cm">
          <text:p text:style-name="P3"><text:span text:style-name="T2">5 bytes control</text:span></text:p>
          <text:p text:style-name="P3"><text:span text:style-name="T1">len("</text:span><text:span text:style-name="T1">hello"</text:span><text:span text:style-name="T1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az Solc</meta:initial-creator>
    <meta:creation-date>2015-08-27T11:39:22.280060862</meta:creation-date>
    <dc:date>2015-08-27T11:47:32.226232824</dc:date>
    <dc:creator>Tomaz Solc</dc:creator>
    <meta:editing-duration>PT8M8S</meta:editing-duration>
    <meta:editing-cycles>4</meta:editing-cycles>
    <meta:generator>LibreOffice/4.3.4.1$Linux_X86_64 LibreOffice_project/bc356b2f991740509f321d70e4512a6a54c5f243</meta:generator>
    <meta:document-statistic meta:object-count="9"/>
  </office:meta>
</office:document-meta>
</file>